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5.734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1ae939" officeooo:paragraph-rsid="001ae939"/>
    </style:style>
    <style:style style:name="P7" style:family="paragraph" style:parent-style-name="Text_20_body">
      <style:text-properties style:font-name="Calibri" fo:language="en" fo:country="US" officeooo:rsid="001ae939" officeooo:paragraph-rsid="001ae939" style:font-name-asian="Webdings" style:font-name-complex="Webdings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font-variant="normal" fo:text-transform="none"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5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17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Titulo">
      <style:text-properties fo:language="en" fo:country="US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2" fo:font-size="12pt" officeooo:rsid="001ae939" officeooo:paragraph-rsid="001ae939"/>
    </style:style>
    <style:style style:name="P24" style:family="paragraph" style:parent-style-name="Standard" style:master-page-name="First_20_Page">
      <style:paragraph-properties style:page-number="auto"/>
      <style:text-properties fo:language="en" fo:country="US"/>
    </style:style>
    <style:style style:name="P25" style:family="paragraph" style:parent-style-name="Standard" style:master-page-name="Standard">
      <style:paragraph-properties style:page-number="auto"/>
      <style:text-properties fo:language="en" fo:country="US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1ae939"/>
    </style:style>
    <style:style style:name="P28" style:family="paragraph" style:parent-style-name="Titulo"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officeooo:rsid="001ae939" style:font-name-asian="Webdings" style:font-name-complex="Webdings"/>
    </style:style>
    <style:style style:name="T8" style:family="text">
      <style:text-properties style:font-name="Calibri" officeooo:rsid="001b2345" style:font-name-asian="Webdings" style:font-name-complex="Webdings"/>
    </style:style>
    <style:style style:name="T9" style:family="text">
      <style:text-properties style:font-name="Calibri" officeooo:rsid="001f0b53" style:font-name-asian="Webdings" style:font-name-complex="Webdings"/>
    </style:style>
    <style:style style:name="T10" style:family="text">
      <style:text-properties officeooo:rsid="001ae939"/>
    </style:style>
    <style:style style:name="T11" style:family="text">
      <style:text-properties officeooo:rsid="001b8897"/>
    </style:style>
    <style:style style:name="T12" style:family="text">
      <style:text-properties officeooo:rsid="001c9727"/>
    </style:style>
    <style:style style:name="T13" style:family="text">
      <style:text-properties officeooo:rsid="001f2c40"/>
    </style:style>
    <style:style style:name="T14" style:family="text">
      <style:text-properties officeooo:rsid="001f7a7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 of operating systems" text:name="Tema"/>
      </text:user-field-decls>
      <draw:frame draw:style-name="fr1" draw:name="Marco1" text:anchor-type="page" text:anchor-page-number="1" svg:x="1.984cm" svg:y="13.958cm" svg:width="17.009cm" draw:z-index="1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24"/>
      <text:p text:style-name="P13"/>
      <text:p text:style-name="P13"/>
      <text:p text:style-name="P13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3"/>
      <text:p text:style-name="P13"/>
      <text:p text:style-name="P15">Unit <text:span text:style-name="T10">5</text:span>.</text:p>
      <text:p text:style-name="P15"><text:user-field-get text:name="Tema">Fundamental of operating systems</text:user-field-get></text:p>
      <text:p text:style-name="P14">Activities <text:span text:style-name="T13">1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Alfredo Oltra / Sergio Garc<text:span text:style-name="T12">í</text:span>a</text:p>
      <text:p text:style-name="P21"><text:a xlink:type="simple" xlink:href="mailto:mail@ceedcv.e" text:style-name="Internet_20_link" text:visited-style-name="Visited_20_Internet_20_Link">alfredo.oltra@ceedcv.e</text:a><text:span text:style-name="T6">s</text:span></text:p>
      <text:p text:style-name="P21"><text:a xlink:type="simple" xlink:href="mailto:sergio.garcia@ceedcv.es" text:style-name="Internet_20_link" text:visited-style-name="Visited_20_Internet_20_Link">sergio.garcia</text:a><text:a xlink:type="simple" xlink:href="mailto:sergio.garcia@ceedcv.es" text:style-name="Internet_20_link" text:visited-style-name="Visited_20_Internet_20_Link">@ceedcv.es</text:a></text:p>
      <text:p text:style-name="P10">201<text:span text:style-name="T14">9</text:span>/20<text:span text:style-name="T14">20</text:span></text:p>
      <text:p text:style-name="P11"><text:tab/><text:tab/><text:tab/><text:tab/><text:tab/><text:tab/><text:tab/><text:tab/><text:tab/><text:tab/>Versión:<text:date style:data-style-name="N104" text:date-value="2019-09-19T12:02:14.601859934">190919</text:date>.<text:time style:data-style-name="N105" text:time-value="2019-09-19T12:02:14.602020867">1201</text:time></text:p>
      <text:p text:style-name="P17"/>
      <text:p text:style-name="P17"/>
      <text:p text:style-name="P17"><text:soft-page-break/></text:p>
      <text:p text:style-name="P13"/>
      <text:p text:style-name="P4">Licencia</text:p>
      <text:p text:style-name="P13"/>
      <text:p text:style-name="P19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8"/>
      <text:p text:style-name="P18"><text:s/></text:p>
      <text:p text:style-name="P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8"><text:span text:style-name="T3"> </text:span>Atención. Hace referencia a un tipo de actividad donde los alumnos suelen cometer equivocaciones. </text:p>
      <text:p text:style-name="P9"/>
      <text:p text:style-name="P13"/>
      <text:p text:style-name="P13"/>
      <text:p text:style-name="P13"/>
      <text:p text:style-name="P25"/>
      <text:p text:style-name="P20">UD0<text:user-field-get text:name="NumeroTema">5</text:user-field-get>. <text:user-field-get text:name="Tema">Fundamental of operating systems</text:user-field-get></text:p>
      <text:p text:style-name="P20"><text:span text:style-name="T5">Activities</text:span></text:p>
      <text:p text:style-name="P27">(1) <text:span text:style-name="T7">Try to think between those concepts </text:span><text:span text:style-name="T8">and </text:span><text:span text:style-name="T9">discuss</text:span><text:span text:style-name="T8"> them in forum</text:span><text:span text:style-name="T7">:</text:span></text:p>
      <text:p text:style-name="P7"><text:tab/>a) In a system with “Programmed I/O”, which process state/s are not <text:tab/>necessary ?</text:p>
      <text:p text:style-name="P7"><text:tab/>b) In a system with two processors, which process state/s should be added <text:tab/>?</text:p>
      <text:p text:style-name="P5"/>
      <text:p text:style-name="P9">(2) <text:span text:style-name="T10">Investigate for Windows and Linux what is the best configuration of virtual memory and why. Be careful, there are a lot of old explanations in Internet that are wrong. Discuss your conclusion in forum.</text:span></text:p>
      <text:p text:style-name="P5"/>
      <text:p text:style-name="P9">(3) <text:span text:style-name="T10">If you have 3 processes P1, P2, P3 and P4: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3">Process</text:p>
          </table:table-cell>
          <table:table-cell table:style-name="Tabla1.A1" office:value-type="string">
            <text:p text:style-name="P23">Arriving time</text:p>
          </table:table-cell>
          <table:table-cell table:style-name="Tabla1.C1" office:value-type="string">
            <text:p text:style-name="P23">CPU</text:p>
          </table:table-cell>
        </table:table-row>
        <table:table-row>
          <table:table-cell table:style-name="Tabla1.A2" office:value-type="string">
            <text:p text:style-name="P23">P1</text:p>
          </table:table-cell>
          <table:table-cell table:style-name="Tabla1.A2" office:value-type="string">
            <text:p text:style-name="P23">1</text:p>
          </table:table-cell>
          <table:table-cell table:style-name="Tabla1.C2" office:value-type="string">
            <text:p text:style-name="P23">7</text:p>
          </table:table-cell>
        </table:table-row>
        <table:table-row>
          <table:table-cell table:style-name="Tabla1.A2" office:value-type="string">
            <text:p text:style-name="P23">P2</text:p>
          </table:table-cell>
          <table:table-cell table:style-name="Tabla1.A2" office:value-type="string">
            <text:p text:style-name="P23">4</text:p>
          </table:table-cell>
          <table:table-cell table:style-name="Tabla1.C2" office:value-type="string">
            <text:p text:style-name="P23">5</text:p>
          </table:table-cell>
        </table:table-row>
        <table:table-row>
          <table:table-cell table:style-name="Tabla1.A2" office:value-type="string">
            <text:p text:style-name="P23">P3</text:p>
          </table:table-cell>
          <table:table-cell table:style-name="Tabla1.A2" office:value-type="string">
            <text:p text:style-name="P23">3</text:p>
          </table:table-cell>
          <table:table-cell table:style-name="Tabla1.C2" office:value-type="string">
            <text:p text:style-name="P23">1</text:p>
          </table:table-cell>
        </table:table-row>
        <table:table-row>
          <table:table-cell table:style-name="Tabla1.A2" office:value-type="string">
            <text:p text:style-name="P23">P4</text:p>
          </table:table-cell>
          <table:table-cell table:style-name="Tabla1.A2" office:value-type="string">
            <text:p text:style-name="P23">2</text:p>
          </table:table-cell>
          <table:table-cell table:style-name="Tabla1.C2" office:value-type="string">
            <text:p text:style-name="P23">4</text:p>
          </table:table-cell>
        </table:table-row>
      </table:table>
      <text:p text:style-name="P5"/>
      <text:p text:style-name="P6">Show the result if short term scheduler algorithm is:</text:p>
      <text:p text:style-name="P6">a) FIFO</text:p>
      <text:p text:style-name="P6">b) SRTF</text:p>
      <text:p text:style-name="P6">c) Round robin Quantum=1</text:p>
      <text:p text:style-name="P6">c) Round robin Quantum=3</text:p>
      <text:p text:style-name="P6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3H56M59S</meta:editing-duration>
    <meta:editing-cycles>23</meta:editing-cycles>
    <meta:generator>LibreOffice/6.3.1.2$Linux_X86_64 LibreOffice_project/30$Build-2</meta:generator>
    <dc:title>Plantilla CEED</dc:title>
    <meta:initial-creator>Alfredo Oltra Orengo</meta:initial-creator>
    <dc:date>2019-09-19T12:02:14.436027203</dc:date>
    <meta:print-date>2016-11-05T11:02:17.260000000</meta:print-date>
    <meta:document-statistic meta:table-count="1" meta:image-count="2" meta:object-count="0" meta:page-count="3" meta:paragraph-count="47" meta:word-count="287" meta:character-count="1754" meta:non-whitespace-character-count="1489"/>
  </office:meta>
</office:document-meta>
</file>